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Versuch</mi>
            <mo stretchy="false">=</mo>
            <mfrac>
              <mrow>
                <mrow>
                  <msup>
                    <mrow>
                      <mo fence="true" form="prefix" stretchy="true">(</mo>
                      <mrow>
                        <mtable>
                          <mtr>
                            <mtd>
                              <mi>a</mi>
                            </mtd>
                          </mtr>
                          <mtr>
                            <mtd>
                              <mi>b</mi>
                            </mtd>
                          </mtr>
                        </mtable>
                      </mrow>
                      <mo fence="true" form="postfix" stretchy="true">)</mo>
                    </mrow>
                    <mn>2</mn>
                  </msup>
                  <mo stretchy="false">⋅</mo>
                  <msub>
                    <mi>x</mi>
                    <mi>b</mi>
                  </msub>
                </mrow>
                <mo stretchy="false">+</mo>
                <msup>
                  <msub>
                    <mi>v</mi>
                    <mn>0</mn>
                  </msub>
                  <mn>2</mn>
                </msup>
              </mrow>
              <mtext>(4++)</mtext>
            </mfrac>
          </mrow>
        </mtd>
      </mtr>
      <mtr>
        <mtd>
          <mrow>
            <mi mathvariant="italic">test</mi>
            <mi mathvariant="normal">Δ</mi>
          </mrow>
        </mtd>
      </mtr>
    </mtable>
    <annotation encoding="StarMath 5.0">Versuch = {left ( binom{a}{b}  right )^{2}  cdot x_{b} + {v_{0}}^{2}} over { alignc"(4++)"} 

newline

test %DELTA 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09:06:02.065000000</meta:creation-date>
    <dc:date>2022-05-17T09:26:26.227000000</dc:date>
    <meta:editing-duration>PT9M14S</meta:editing-duration>
    <meta:editing-cycles>1</meta:editing-cycles>
    <meta:generator>LibreOffice/7.3.3.2$Windows_X86_64 LibreOffice_project/d1d0ea68f081ee2800a922cac8f79445e4603348</meta:generator>
  </office:meta>
</office:document-meta>
</file>